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Orientation.isVertVer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Orientation.isHori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Orientation.isVertHoriz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Orientation.isVertVertTex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Orientation.StyleOrientation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yleOrientation.validate( final Number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